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Computing modular square roots with composite modulo</text:span></text:p>
      <text:p text:style-name="Standard"/>
      <text:p text:style-name="Standard">crt:= function(a,n) <text:s text:c="2"/>//This is the crt function written by me for homework i wont explain how it <text:tab/><text:tab/> <text:s text:c="8"/>//works it takes sequences a(remainders) and n(mod divisors) and outputs a <text:tab/><text:tab/> <text:s text:c="8"/>//solution for chinese remainder theorem.</text:p>
      <text:p text:style-name="Standard"><text:s text:c="6"/>s:=[0,0,0,0,0];</text:p>
      <text:p text:style-name="Standard"><text:s text:c="6"/>t:=[0,0,0,0,0];</text:p>
      <text:p text:style-name="Standard"><text:s text:c="6"/>if #a ne #n then</text:p>
      <text:p text:style-name="Standard"><text:s text:c="9"/>printf "length of a not equal to length of n";</text:p>
      <text:p text:style-name="Standard"><text:s text:c="9"/>quit;</text:p>
      <text:p text:style-name="Standard"><text:s text:c="9"/>end if;</text:p>
      <text:p text:style-name="Standard"><text:s text:c="6"/>for x in n do</text:p>
      <text:p text:style-name="Standard"><text:s text:c="10"/>for y in n do</text:p>
      <text:p text:style-name="Standard"><text:s text:c="14"/>if x ne y then</text:p>
      <text:p text:style-name="Standard"><text:s text:c="18"/>if GCD(x,y) ne 1 then<text:tab/><text:tab/><text:tab/><text:tab/><text:tab/></text:p>
      <text:p text:style-name="Standard"><text:s text:c="22"/>quit;</text:p>
      <text:p text:style-name="Standard"><text:s text:c="18"/>end if;</text:p>
      <text:p text:style-name="Standard"><text:s text:c="14"/>end if;</text:p>
      <text:p text:style-name="Standard"><text:s text:c="10"/>end for;</text:p>
      <text:p text:style-name="Standard"><text:s text:c="6"/>end for;</text:p>
      <text:p text:style-name="Standard"><text:s text:c="6"/>npro:=1;</text:p>
      <text:p text:style-name="Standard"><text:s text:c="6"/>for x in n do</text:p>
      <text:p text:style-name="Standard"><text:s text:c="10"/>npro:=x*npro;</text:p>
      <text:p text:style-name="Standard"><text:s text:c="6"/>end for;</text:p>
      <text:p text:style-name="Standard"><text:s text:c="6"/>i:=1;</text:p>
      <text:p text:style-name="Standard"><text:s text:c="6"/>for x in n do</text:p>
      <text:p text:style-name="Standard"><text:s text:c="10"/>s[i]:=npro div x;</text:p>
      <text:p text:style-name="Standard"><text:s text:c="10"/>i:=i+1;</text:p>
      <text:p text:style-name="Standard"><text:s text:c="6"/>end for;</text:p>
      <text:p text:style-name="Standard"><text:s text:c="6"/>i:=1;</text:p>
      <text:p text:style-name="Standard"><text:s text:c="6"/>for x in n do</text:p>
      <text:p text:style-name="Standard"><text:s text:c="10"/>t[i]:=Modinv(s[i],n[i]);</text:p>
      <text:p text:style-name="Standard"><text:s text:c="10"/>i:=i+1;</text:p>
      <text:p text:style-name="Standard"><text:s text:c="6"/>end for;</text:p>
      <text:p text:style-name="Standard"><text:s text:c="6"/>z:=0;</text:p>
      <text:p text:style-name="Standard"><text:s text:c="6"/>i:=1;</text:p>
      <text:p text:style-name="Standard"><text:s text:c="6"/>for x in n do</text:p>
      <text:p text:style-name="Standard"><text:s text:c="10"/>z:=z+s[i]*t[i]*a[i];</text:p>
      <text:p text:style-name="Standard"><text:s text:c="10"/>i:=i+1;</text:p>
      <text:p text:style-name="Standard"><text:s text:c="6"/>end for;</text:p>
      <text:p text:style-name="Standard"><text:s text:c="6"/>return z;</text:p>
      <text:p text:style-name="Standard">end function;</text:p>
      <text:p text:style-name="Standard">findhm:= function(p) <text:s text:c="20"/>//findhm function is a basic function that calculates m,h by trial <text:tab/><text:tab/><text:tab/><text:tab/> <text:s text:c="6"/>//and error i will explain why i need these later on.</text:p>
      <text:p text:style-name="Standard"><text:s text:c="6"/>for h in [1 .. 100] do<text:tab/>// arbitrarly high iterations used to not fail finding suitable values</text:p>
      <text:p text:style-name="Standard"><text:s text:c="10"/>for m in [1 .. 100] do <text:s text:c="2"/></text:p>
      <text:p text:style-name="Standard"><text:s text:c="14"/>if (p-1) eq (2^h)*m then<text:tab/>//tests h and m values for given p <text:s/>to see they are want we need <text:tab/><text:tab/><text:tab/><text:tab/>//for squareroot calculation m has to be Odd defined in algroithm</text:p>
      <text:p text:style-name="Standard"><text:s text:c="17"/>if IsOdd(m) then</text:p>
      <text:p text:style-name="Standard"><text:s text:c="20"/>return &lt;h,m&gt;;</text:p>
      <text:p text:style-name="Standard"><text:s text:c="17"/>end if;</text:p>
      <text:p text:style-name="Standard"><text:s text:c="14"/>end if;</text:p>
      <text:p text:style-name="Standard"><text:soft-page-break/><text:s text:c="10"/>end for;</text:p>
      <text:p text:style-name="Standard"><text:s text:c="6"/>end for;</text:p>
      <text:p text:style-name="Standard"><text:s text:c="6"/>return &lt;0,0&gt;;</text:p>
      <text:p text:style-name="Standard">end function;</text:p>
      <text:p text:style-name="Standard">squareroot:= function(a,p,f)<text:tab/>//Main squareroot function takes values a, odd prime p and f hensel <text:tab/><text:tab/><text:tab/>//lifting number we will need for lifting our square root to higher power.<text:tab/></text:p>
      <text:p text:style-name="Standard"><text:tab/><text:tab/><text:tab/>//Code will use Tonelli-Shanks algorithm for finding a squareroot in modulo p</text:p>
      <text:p text:style-name="Standard">if ((a^((p-1)div 2)) mod p) eq 1 then<text:tab/>//Here we are testing our a if it is a quadratic residue modulo p.</text:p>
      <text:p text:style-name="Standard"><text:tab/><text:tab/><text:tab/><text:tab/><text:tab/>//We can only use our algroithm if this condition is met.</text:p>
      <text:p text:style-name="Standard"><text:s text:c="3"/>t:=findhm(p);<text:tab/><text:tab/><text:tab/>//We need m,h</text:p>
      <text:p text:style-name="Standard"><text:s text:c="3"/>h:=t[1];</text:p>
      <text:p text:style-name="Standard"><text:s text:c="3"/>if h eq 1 then <text:s text:c="3"/>//if h equals 1 then it is p=3 mod4 solution will be a^((p+1)div 4) mod p.</text:p>
      <text:p text:style-name="Standard"><text:tab/><text:tab/> <text:s text:c="3"/>//Because p-1=2*m this will give p+1=2*m+2=2(m+1) m was odd now </text:p>
      <text:p text:style-name="Standard"><text:tab/><text:tab/> <text:s text:c="3"/>//with addition of 1 it is divisible by 2 and this will make p+1 to be divisible by 4<text:tab/></text:p>
      <text:p text:style-name="Standard"><text:s text:c="6"/>return a^((p+1)div 4) mod p;</text:p>
      <text:p text:style-name="Standard"><text:s text:c="6"/>end if;</text:p>
      <text:p text:style-name="Standard"><text:s text:c="3"/>m:=t[2];</text:p>
      <text:p text:style-name="Standard"><text:s text:c="3"/>repeat</text:p>
      <text:p text:style-name="Standard"><text:s text:c="9"/>gama:=Random(2,p-1);<text:tab/><text:tab/><text:tab/>//Finding a gama for our algorithm randomly from Zp*</text:p>
      <text:p text:style-name="Standard"><text:s text:c="3"/>until ((gama^((p-1)div 2)) mod p) eq p-1;<text:tab/>//it has to be non square</text:p>
      <text:p text:style-name="Standard"><text:s text:c="3"/>a1:=a^m mod p;<text:tab/><text:tab/><text:tab/><text:tab/></text:p>
      <text:p text:style-name="Standard"><text:s text:c="3"/>c:=gama^m mod p;</text:p>
      <text:p text:style-name="Standard"><text:s text:c="3"/>r:=a^(Floor((m+1)/2)) mod p;</text:p>
      <text:p text:style-name="Standard"><text:s text:c="3"/>m:=h;</text:p>
      <text:p text:style-name="Standard"><text:s text:c="3"/>i:=0;</text:p>
      <text:p text:style-name="Standard"><text:s text:c="3"/>if a1 ne 1 then <text:s text:c="2"/><text:tab/>//if a1 equals 1 square root is r because we already have an answer for </text:p>
      <text:p text:style-name="Standard"><text:tab/><text:tab/><text:tab/>//a1^(2^i) mod p eq1</text:p>
      <text:p text:style-name="Standard"><text:s text:c="3"/>repeat</text:p>
      <text:p text:style-name="Standard"><text:s text:c="9"/>i:=i+1;</text:p>
      <text:p text:style-name="Standard"><text:s text:c="3"/>until a1^(2^i) mod p eq 1;</text:p>
      <text:p text:style-name="Standard"><text:s text:c="3"/>b1:=2^(m-i-1);</text:p>
      <text:p text:style-name="Standard"><text:s text:c="3"/>b:=c^b1 <text:s/>mod p;</text:p>
      <text:p text:style-name="Standard"><text:s text:c="3"/>r:= r*b mod p;<text:tab/><text:tab/><text:tab/><text:tab/>//r is a solution for square root of modulo p.</text:p>
      <text:p text:style-name="Standard"><text:s text:c="3"/>end if;<text:tab/><text:tab/>//Now we will be using Hensel lifting for finding <text:tab/><text:tab/><text:tab/><text:tab/><text:tab/><text:tab/><text:tab/>//square root solutions for p^(f+1).</text:p>
      <text:p text:style-name="Standard"><text:tab/><text:tab/><text:tab/>//Hensel lifting is finding a satisfying h for linear congruence</text:p>
      <text:p text:style-name="Standard"><text:tab/><text:tab/><text:tab/>//2bhp^f=a-b^2(mod p^(f+1)) in order to find this h we have to use a method <text:tab/><text:tab/><text:tab/>//that calculates a solution z for congruence ah=b(modn)</text:p>
      <text:p text:style-name="Standard"><text:s text:c="3"/>b:=(a-r^2) mod p^(f+1);<text:tab/>//defining b in our method</text:p>
      <text:p text:style-name="Standard"><text:s text:c="3"/>a:=2*r*p^f;<text:tab/><text:tab/><text:tab/>//defining a in our method</text:p>
      <text:p text:style-name="Standard"><text:s text:c="3"/>n:=p^(f+1);<text:tab/><text:tab/><text:tab/>//defining n in our method</text:p>
      <text:p text:style-name="Standard"><text:s text:c="3"/>d:=GCD(a,n);<text:tab/></text:p>
      <text:p text:style-name="Standard"><text:s text:c="3"/>if b mod d ne 0 then</text:p>
      <text:p text:style-name="Standard"><text:s text:c="6"/>"no solution";</text:p>
      <text:p text:style-name="Standard"><text:s text:c="4"/>return 0;</text:p>
      <text:p text:style-name="Standard"><text:s text:c="6"/>exit;</text:p>
      <text:p text:style-name="Standard"><text:s text:c="3"/>else</text:p>
      <text:p text:style-name="Standard"><text:s text:c="7"/>a1:=a div d;</text:p>
      <text:p text:style-name="Standard"><text:s text:c="7"/>b1:=b div d;</text:p>
      <text:p text:style-name="Standard"><text:s text:c="7"/>n1:=n div d;</text:p>
      <text:p text:style-name="Standard"><text:s text:c="7"/>t:=Modinv(a1,n1);</text:p>
      <text:p text:style-name="Standard"><text:s text:c="7"/>h:=t*b1 mod n1; <text:s/><text:tab/>//found a h solution to our ah=b(modn)</text:p>
      <text:p text:style-name="Standard"><text:soft-page-break/><text:s text:c="3"/>end if;</text:p>
      <text:p text:style-name="Standard"><text:s text:c="3"/>c:=r+h*p^f;<text:tab/><text:tab/><text:tab/>//our square root c was defined as c=b+h*p^f in the algorithm</text:p>
      <text:p text:style-name="Standard"><text:s text:c="3"/>return c;<text:tab/><text:tab/><text:tab/>//outputs c</text:p>
      <text:p text:style-name="Standard">end if;</text:p>
      <text:p text:style-name="Standard">return 0;</text:p>
      <text:p text:style-name="Standard">end function;</text:p>
      <text:p text:style-name="Standard">a:=10;<text:tab/><text:tab/><text:tab/><text:tab/>//This is what we need find square root of.</text:p>
      <text:p text:style-name="Standard">p:=147;<text:tab/><text:tab/><text:tab/>//Our composite or non composite modulo</text:p>
      <text:p text:style-name="Standard">b:=Factorization(p);<text:tab/><text:tab/>//factorization of p into its prime powers</text:p>
      <text:p text:style-name="Standard">S:=[];<text:tab/><text:tab/><text:tab/><text:tab/>//Initialization of S</text:p>
      <text:p text:style-name="Standard">W:=[];<text:tab/><text:tab/><text:tab/><text:tab/>//Initialization of W</text:p>
      <text:p text:style-name="Standard">for i in [1..#b] do<text:tab/><text:tab/>//Iterating over our primes</text:p>
      <text:p text:style-name="Standard"><text:s text:c="4"/>t:=b[i];</text:p>
      <text:p text:style-name="Standard"><text:s text:c="4"/>if (t[1] mod 2) eq 1 then<text:tab/>//Checks if prime is odd</text:p>
      <text:p text:style-name="Standard"><text:s text:c="6"/>x:=squareroot(a,t[1],t[2]-1);<text:tab/>//Calls function for calculating square root of a modulo current <text:tab/><text:tab/><text:tab/><text:tab/><text:tab/>//prime iteration</text:p>
      <text:p text:style-name="Standard"><text:s text:c="6"/>W:=Append(W,(t[1])^(t[2]));<text:tab/>//Stores prime power in a variable we will need this for <text:tab/><text:tab/><text:tab/><text:tab/><text:tab/><text:tab/>//calculating crt with our solutions.</text:p>
      <text:p text:style-name="Standard"><text:s text:c="6"/>S:=Append(S, x);<text:tab/><text:tab/><text:tab/>//Stores our squareroot solutions.</text:p>
      <text:p text:style-name="Standard"><text:s text:c="4"/>else</text:p>
      <text:p text:style-name="Standard"><text:s text:c="8"/>quit;</text:p>
      <text:p text:style-name="Standard"><text:s text:c="4"/>end if;</text:p>
      <text:p text:style-name="Standard">end for;</text:p>
      <text:p text:style-name="Standard">sonuc:=crt(S,W);<text:tab/><text:tab/>//We are calculating crt solution for our squareroots found with <text:tab/><text:tab/><text:tab/><text:tab/><text:tab/>//different prime powers. Crt solution will give us squareroot in<text:tab/><text:tab/><text:tab/><text:tab/><text:tab/>//composite modulus.</text:p>
      <text:p text:style-name="Standard">sonuc;<text:tab/><text:tab/><text:tab/><text:tab/></text:p>
      <text:p text:style-name="Standard"/>
      <text:p text:style-name="Standard"/>
      <text:p text:style-name="Standard"><text:tab/><text:tab/><text:tab/><text:tab/><text:tab/><text:tab/>Tolga Gölbaşı</text:p>
      <text:p text:style-name="Standard"><text:tab/><text:tab/><text:tab/><text:tab/><text:tab/><text:tab/>1240000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20:21:25.22</meta:creation-date>
    <dc:date>2012-12-25T20:47:28.77</dc:date>
    <meta:editing-duration>PT4H54M46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3" meta:paragraph-count="121" meta:word-count="702" meta:character-count="4745"/>
  </office:meta>
</office:document-meta>
</file>